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text-indent="0.5in"/>
    </style:style>
  </office:automatic-styles>
  <office:body>
    <office:text text:use-soft-page-breaks="true">
      <text:p text:style-name="P1">2 joueurs<text:s/>s’affrontent sur un plateau en 2 dimensions.</text:p>
      <text:p text:style-name="Standard">Chaque joueur possède un certain nombre d’unités décomposées en 3 classes :</text:p>
      <text:p text:style-name="Standard">-Chevalier</text:p>
      <text:p text:style-name="P2">Très<text:s/>résistant, lent,<text:s/>coups très puissants</text:p>
      <text:p text:style-name="Standard">-Guerrier</text:p>
      <text:p text:style-name="Standard"><text:tab/>Moyennement<text:s/>résistant, rapide,<text:s/>coups puissants</text:p>
      <text:p text:style-name="Standard">-Archer</text:p>
      <text:p text:style-name="Standard"><text:tab/>Peu<text:s/>résistant, moyennement rapide, coups<text:s/>moyens<text:s/>à distance</text:p>
      <text:p text:style-name="Standard"/>
      <text:p text:style-name="Standard">Au début de la partie les 2 joueurs placent chacun leur tour une unité de leur choix sur les case<text:s/>qui leur sont allouées. Une fois<text:s/>toutes leurs unités placées, le combat débute.</text:p>
      <text:p text:style-name="Standard">Le combat se déroule en une succession de tours de jeu entre les différentes unités des 2 joueurs en fonction de leur rapidité. A son tour une unité peut se déplacer et attaquer selon une certaine portée<text:s/>de cases. La partie se finit lorsque toutes les unités adverses sont<text:s/>vaincu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no</dc:creator>
    <meta:creation-date>2018-01-31T22:19:00Z</meta:creation-date>
    <dc:date>2018-01-31T22:20:00Z</dc:date>
    <meta:template xlink:href="Normal.dotm" xlink:type="simple"/>
    <meta:editing-cycles>2</meta:editing-cycles>
    <meta:editing-duration>PT60S</meta:editing-duration>
    <meta:document-statistic meta:page-count="1" meta:paragraph-count="1" meta:word-count="118" meta:character-count="772" meta:row-count="5" meta:non-whitespace-character-count="655"/>
  </office:meta>
</office:document-meta>
</file>